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ommended Improvements to Kinematic Methods: <text:span text:style-name="T1">Current implementations of incremental moves should be improved. <text:s/></text:span></text:p>
      <text:p text:style-name="P3"/>
      <text:p text:style-name="P3"/>
      <text:p text:style-name="P2"><text:span text:style-name="T1">Consider a pure motion of spin of the hand's grasp frame about a chosen spin axis—e.g., the palm normal. <text:s/>The normalizedd 6x1 Cartesian-space twist vector corresponding to this task-space motion (and expressed in hand grasp-frame coordinates) would be: </text:span>t_spin<text:span text:style-name="T1"> = [0,0,0,0,0,1]</text:span><text:span text:style-name="T2">T</text:span><text:span text:style-name="T1">. A joint-space velocity vector, </text:span>q<text:span text:style-name="T3">delta_spin</text:span><text:span text:style-name="T4">, </text:span><text:span text:style-name="T1"><text:s/>that produces this target twist can be solved from the relation: </text:span><text:span text:style-name="T4"><text:s/></text:span><text:span text:style-name="T3">t_spin</text:span><text:span text:style-name="T4"> = </text:span><text:span text:style-name="T3">J qdelta_spin</text:span><text:span text:style-name="T4">. <text:s/>If a solution </text:span><text:bookmark-start text:name="__DdeLink__1352_1460908487"/><text:span text:style-name="T4">to this </text:span><text:bookmark-end text:name="__DdeLink__1352_1460908487"/><text:span text:style-name="T4">equation is </text:span><text:span text:style-name="T3">qdelta_spin</text:span><text:span text:style-name="T4">, <text:s/>then any scaled value of this joint-space velocity vector may be added to the nominal solution. <text:s/>Equivalently, this vector of joint-angle displacements may be appended to the null-space matrix, </text:span><text:span text:style-name="T3">N</text:span><text:span text:style-name="T4">, so this degree of freedom may be considered simultaneously with all other null-space vectors. <text:s/>This will increase the dimension of the null-space weight vector, </text:span>n_null. <text:s/><text:span text:style-name="T1">This increased dimension opens up more options for producing an acceptable hand-motion solution while optimizing other factors, including joint velocity limits and joint range limits.</text:span></text:p>
      <text:p text:style-name="P4"/>
      <text:p text:style-name="P3"/>
      <text:p text:style-name="P3"/>
      <text:p text:style-name="P3"/>
      <text:p text:style-name="P3"/>
      <text:p text:style-name="P3">1) given 6DOF target pose (e.g. for grabIt) </text:p>
      <text:p text:style-name="P3"><text:tab/>try first to match desired orientation and height (and consider joint limits and collisions);</text:p>
      <text:p text:style-name="P3"><text:s text:c="10"/>if can reach the above “approach” pose safely, do so.</text:p>
      <text:p text:style-name="P3"><text:s text:c="10"/>Conclude the move with pure motion along approach (palm-normal) axis while preserving orientation.</text:p>
      <text:p text:style-name="P3"/>
      <text:p text:style-name="P3">To do this, assume n degrees of freedom of robot (n joints involved, e.g. 7).</text:p>
      <text:p text:style-name="P3"/>
      <text:p text:style-name="P3">from approach pose, have desired twist vector of [0,0,vz,0,0,0] = twist_des_transpose</text:p>
      <text:p text:style-name="P3"/>
      <text:p text:style-name="P3">move as qdot = J_pinv*twist_des</text:p>
      <text:p text:style-name="P3"><text:s text:c="2"/>(if freeze torso and pelvis, this is unique)</text:p>
      <text:p text:style-name="P3"/>
      <text:p text:style-name="P3">fix drift: <text:s/>plan is to go from pose_init to pose_goal</text:p>
      <text:p text:style-name="P3">at each step, have expected pose (R_goal; [x_goal, y_goal, z_goal-d*z_dir] in grasp frame)</text:p>
      <text:p text:style-name="P3"/>
      <text:p text:style-name="P3">get current pose based on commanded angles: x(q_cmd), y(q_cmd), z(q_cmd), R(q_cmd)</text:p>
      <text:p text:style-name="P3"/>
      <text:p text:style-name="P3">Compute drift errors: x_err = x_goal-x(q_cmd), y_err=, z_err=...</text:p>
      <text:p text:style-name="P3">R_err = R_goal – R(q_cmd)</text:p>
      <text:p text:style-name="P3"/>
      <text:p text:style-name="P3">create twist-correction vector: t_correction = eps*[x_err, y_err, z_err, dphi_x_err, dphi_y_err, dphi_z_err]; </text:p>
      <text:p text:style-name="P3"/>
      <text:p text:style-name="P3">(eps has units of 1/time, so result is a twist velocity vector; this might be, e.g., a correction to take place over a few time steps)</text:p>
      <text:p text:style-name="P3"/>
      <text:p text:style-name="P3">compute dq_correction = J_pinv*t_correction</text:p>
      <text:p text:style-name="P3"/>
      <text:p text:style-name="P3"><text:soft-page-break/>add dq_correction to qdot and execute it.</text:p>
      <text:p text:style-name="P3"/>
      <text:p text:style-name="P2">2) 5-dof target w/ spin-axis freedom</text:p>
      <text:p text:style-name="P3"><text:s text:c="2"/>assumes have specified spin axis, e.g. palm normal (for palming an object, such as valve)</text:p>
      <text:p text:style-name="P3"><text:s text:c="2"/>call this [x_goal, y_goal, z_goal] and b_des</text:p>
      <text:p text:style-name="P3"/>
      <text:p text:style-name="P3"><text:s text:c="2"/>align b_des, using twist_des = eps*[x_err, y_err, 0, phi_err_vec],</text:p>
      <text:p text:style-name="P3"><text:s text:c="4"/>where phi_err_vec = b_des.cross(b_hand), and eps is units 1/time</text:p>
      <text:p text:style-name="P3"><text:s text:c="4"/>exert corresponding qdot = J_pinv*twist_des to converge on pose error:</text:p>
      <text:p text:style-name="P3"><text:s text:c="6"/>[0,0,z_err], b_des = b_hand</text:p>
      <text:p text:style-name="P3"/>
      <text:p text:style-name="P3"><text:s text:c="4"/>execute approach along b_hand, correcting for drift, but allowing rotation about b_des.</text:p>
      <text:p text:style-name="P3"/>
      <text:p text:style-name="P3"><text:s text:c="4"/>Above qdot is OK, but have options of N = [ker(J_6xn)|qdot_spin]</text:p>
      <text:p text:style-name="P3"><text:s text:c="3"/>where qdot_spin = J_pinv*[0,0,0,0,0,1]'</text:p>
      <text:p text:style-name="P3"><text:s text:c="4"/>(joint motion resulting in pure rotation about b_hand is allowed as a null-space vector)</text:p>
      <text:p text:style-name="P3"/>
      <text:p text:style-name="P3"/>
      <text:p text:style-name="P3"/>
      <text:p text:style-name="P3"/>
      <text:p text:style-name="P3"/>
      <text:p text:style-name="P3"/>
      <text:p text:style-name="P3">3) SPECIAL CASES: y-axis vertical: try approach pose to use torso joint (w/ approach pose computed correspondingly)</text:p>
      <text:p text:style-name="P3"><text:s text:c="30"/>z-axis vertical: try approac pose to use squat motion</text:p>
      <text:p text:style-name="P3"/>
      <text:p text:style-name="P3"/>
      <text:p text:style-name="P3">4) prioritized approach (e.g., permit some angular error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1-30T16:04:38</meta:creation-date>
    <dc:date>2014-03-07T09:28:22</dc:date>
    <dc:creator>Wyatt Newman</dc:creator>
    <meta:editing-duration>PT21M2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33" meta:word-count="476" meta:character-count="3279" meta:non-whitespace-character-count="2735"/>
  </office:meta>
</office:document-meta>
</file>